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eva" svg:font-family="Geneva, Arial, Helvetica, sans-serif"/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14.651cm" table:align="margins"/>
    </style:style>
    <style:style style:name="Table1.A" style:family="table-column">
      <style:table-column-properties style:column-width="7.325cm" style:rel-column-width="32767*"/>
    </style:style>
    <style:style style:name="Table1.B" style:family="table-column">
      <style:table-column-properties style:column-width="7.32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3.358cm" table:align="right"/>
    </style:style>
    <style:style style:name="Table2.A" style:family="table-column">
      <style:table-column-properties style:column-width="6.713cm"/>
    </style:style>
    <style:style style:name="Table2.B" style:family="table-column">
      <style:table-column-properties style:column-width="6.645cm"/>
    </style:style>
    <style:style style:name="Table2.A1" style:family="table-cell">
      <style:table-cell-properties fo:padding="0.097cm" fo:border="none"/>
    </style:style>
    <style:style style:name="P1" style:family="paragraph" style:parent-style-name="Frame_20_contents">
      <style:paragraph-properties fo:margin-top="0cm" fo:margin-bottom="0cm" fo:text-align="end" style:justify-single-word="false"/>
      <style:text-properties style:font-name="Albany AMT" fo:font-size="10pt"/>
    </style:style>
    <style:style style:name="P2" style:family="paragraph" style:parent-style-name="Standard">
      <style:paragraph-properties fo:margin-left="0.026cm" fo:margin-right="0cm" fo:text-indent="0cm" style:auto-text-indent="false"/>
    </style:style>
    <style:style style:name="P3" style:family="paragraph" style:parent-style-name="Standard">
      <style:paragraph-properties fo:margin-left="0.026cm" fo:margin-right="0cm" fo:text-indent="0cm" style:auto-text-indent="false"/>
      <style:text-properties style:font-name="Albany AMT"/>
    </style:style>
    <style:style style:name="P4" style:family="paragraph" style:parent-style-name="Frame_20_contents">
      <style:paragraph-properties fo:margin-left="0.026cm" fo:margin-right="0cm" fo:text-align="end" style:justify-single-word="false" fo:text-indent="0cm" style:auto-text-indent="false"/>
      <style:text-properties style:font-name="Albany AMT"/>
    </style:style>
    <style:style style:name="P5" style:family="paragraph" style:parent-style-name="Frame_20_contents">
      <style:paragraph-properties fo:margin-left="0.026cm" fo:margin-right="0cm" fo:margin-top="0cm" fo:margin-bottom="0cm" fo:text-align="start" style:justify-single-word="false" fo:text-indent="0cm" style:auto-text-indent="false"/>
      <style:text-properties style:font-name="Albany AMT" fo:font-size="10pt" fo:font-weight="normal"/>
    </style:style>
    <style:style style:name="P6" style:family="paragraph" style:parent-style-name="H1">
      <style:text-properties fo:font-size="16pt" fo:font-weight="bold"/>
    </style:style>
    <style:style style:name="P7" style:family="paragraph" style:parent-style-name="H2">
      <style:text-properties fo:font-weight="bold"/>
    </style:style>
    <style:style style:name="P8" style:family="paragraph" style:parent-style-name="Table_20_Contents">
      <style:text-properties style:font-name="Albany AMT" fo:font-size="18pt" fo:font-weight="bold"/>
    </style:style>
    <style:style style:name="P9" style:family="paragraph" style:parent-style-name="Standard" style:list-style-name="L1">
      <style:text-properties style:font-name="Albany AMT"/>
    </style:style>
    <style:style style:name="P10" style:family="paragraph" style:parent-style-name="Standard" style:list-style-name="L2"/>
    <style:style style:name="T1" style:family="text">
      <style:text-properties style:font-name="Albany AMT"/>
    </style:style>
    <style:style style:name="T2" style:family="text">
      <style:text-properties style:font-name="Albany AMT" style:text-underline-style="none" fo:font-weight="normal"/>
    </style:style>
    <style:style style:name="T3" style:family="text">
      <style:text-properties style:font-name="Albany AMT" fo:font-style="italic" style:text-underline-style="none" fo:font-weight="normal" style:font-style-asian="italic" style:font-style-complex="italic"/>
    </style:style>
    <style:style style:name="T4" style:family="text">
      <style:text-properties fo:font-size="11pt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Geneva" fo:font-size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David Gagnon</text:p>
            </table:table-cell>
            <table:table-cell table:style-name="Table1.A1" office:value-type="string">
              <text:p text:style-name="P1">599, Jiang Ning Rd. App. 2210</text:p>
              <text:p text:style-name="P1">Shanghai, China, 200041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T5">Nationality: <text:s/></text:span><text:s text:c="5"/>Canadian</text:p>
            <text:p text:style-name="P5"><text:span text:style-name="T5">Date of Birth: <text:s/></text:span><text:s/>1978-06-29</text:p>
            <text:p text:style-name="P5"><text:span text:style-name="T5">Gender: </text:span><text:s text:c="12"/>Male</text:p>
          </table:table-cell>
          <table:table-cell table:style-name="Table1.A1" office:value-type="string">
            <text:p text:style-name="P1"><text:a xlink:type="simple" xlink:href="mailto:email@address"><text:span text:style-name="T1">toogreen@gmail.com</text:span></text:a></text:p>
            <text:p text:style-name="P1">21 6272 1760</text:p>
            <text:p text:style-name="P1">13585703204</text:p>
          </table:table-cell>
        </table:table-row>
      </table:table>
      <text:p text:style-name="P2"/>
      <text:p text:style-name="P6">Self-appraisal/Objectives</text:p>
      <text:p text:style-name="P3">Honest and reliable, autodidact, hungry for learning and able to adapt to changes. Passionate about IT technologies means always up-to-date with new trends. Great knowledge of all IT technologies and systems, including Mac, PC and UNIX/Linux. I am looking forward to working in a dynamic high-tech environment which will make best use of my management and IT skills.</text:p>
      <text:p text:style-name="H1">Education:</text:p>
      <text:p text:style-name="P4"><text:span text:style-name="T5">Rochebelle Professional Formation Center</text:span><text:tab/><text:span text:style-name="T5">1997 - 1999</text:span></text:p>
      <text:p text:style-name="P3">DEP in Graphic Design. Studied and practiced pre-print design work as well as web design, including Internship experience for a web design company.</text:p>
      <text:p text:style-name="H1">Experience:</text:p>
      <text:p text:style-name="P7">Shanghai United International School<text:tab/>2004 - 2009</text:p>
      <text:p text:style-name="Standard">Currently the IT coordinator/manager for a primary school in Shanghai. My tasks include managing the IT infrastructure in the school and administrating the school's web server which provides e-mail, FTP and the various web interfaces. This includes a Learning Management System and various file servers. I also recently supervised and contributed to the development of a custom built, web-based database of students. On top of that, I provide PC technical support to teachers, as well as teaching I.C.T. to primary school students. </text:p>
      <text:p text:style-name="Standard"/>
      <text:p text:style-name="H2">Freelancer<text:tab/>2003 <text:span text:style-name="T4">- 2004</text:span></text:p>
      <text:p text:style-name="Standard">Web/Print design freelancing, as well as teaching English for several schools.</text:p>
      <text:p text:style-name="P3"/>
      <text:p text:style-name="H2">Propage Technologies Interactives<text:tab/><text:span text:style-name="T1">1999 - 2002</text:span></text:p>
      <text:p text:style-name="P3">Full-time web designer, programmer and webmaster. Used technologies such as HTML, PHP, ASP, as well as programs like Dreamweaver, Flash and much more.</text:p>
      <text:p text:style-name="P3"/>
      <text:p text:style-name="H2">Freelancer<text:tab/>1997 - <text:span text:style-name="T1">1999</text:span></text:p>
      <text:p text:style-name="P3">Freelancing for various web design projects</text:p>
      <text:p text:style-name="P3"/>
      <text:p text:style-name="H1">Achievements:</text:p>
      <text:list xml:id="list428975061" text:style-name="L1">
        <text:list-item>
          <text:p text:style-name="P9">Entirely built or highly contributed to the making of the following websites (some of these may now have been re-designed or removed at viewing time):<text:line-break/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a xlink:type="simple" xlink:href="http://suis.com.cn/">http://suis.com.cn</text:a><text:a xlink:type="simple" xlink:href="http://www.photojournaliste.ca/"><text:line-break/>http://www.photojournaliste.ca/</text:a><text:line-break/><text:a xlink:type="simple" xlink:href="http://www.wonderful-earth.com/">http://www.wonderful-earth.com</text:a><text:line-break/><text:a xlink:type="simple" xlink:href="http://www.valleeinc.com/">http://www.valleeinc.com/</text:a><text:line-break/></text:p>
          </table:table-cell>
          <table:table-cell table:style-name="Table2.A1" office:value-type="string">
            <text:p text:style-name="Table_20_Contents"><text:a xlink:type="simple" xlink:href="http://suis.com.cn/lms/">http://suis.com.cn/lms/</text:a><text:a xlink:type="simple" xlink:href="http://cinemasguzzo.com/"><text:line-break/>http://cinemasguzzo.com</text:a><text:line-break/><text:a xlink:type="simple" xlink:href="http://www.novabus.com/">http://www.novabus.com</text:a><text:line-break/><text:a xlink:type="simple" xlink:href="http://www.econoplastik.com/">http://www.econoplastik.com</text:a><text:line-break/></text:p>
          </table:table-cell>
        </table:table-row>
      </table:table>
      <text:list xml:id="list1335104192" text:style-name="L2">
        <text:list-item>
          <text:p text:style-name="P10"><text:span text:style-name="T2">Setting up and maintenance of several IT systems for a private, primary school in Shanghai, including: </text:span><text:span text:style-name="T3">e-mail, LMS (moodle), library systems (koha/access-it), File servers, FTP, ICT lab running Ubuntu Linux, and more!<text:line-break/></text:span></text:p>
        </text:list-item>
        <text:list-item>
          <text:p text:style-name="P10">Developed several on-line lesson planning applications using PHP/MySQ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eva" svg:font-family="Geneva, Arial, Helvetica, sans-serif"/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26cm" fo:margin-right="0cm" fo:text-indent="0cm" style:auto-text-indent="false"/>
      <style:text-properties style:font-name="Albany AMT" fo:font-size="11pt" fo:font-weight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.175cm" fo:margin-right="3.175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David Gagnon</meta:initial-creator>
    <meta:creation-date>2007-10-14T21:29:24</meta:creation-date>
    <dc:date>2009-09-10T22:30:18</dc:date>
    <dc:language>en-US</dc:language>
    <meta:editing-cycles>22</meta:editing-cycles>
    <meta:editing-duration>PT01H31M25S</meta:editing-duration>
    <meta:document-statistic meta:table-count="2" meta:image-count="0" meta:object-count="0" meta:page-count="1" meta:paragraph-count="29" meta:word-count="335" meta:character-count="2396"/>
    <meta:user-defined meta:name="Info 1"/>
    <meta:user-defined meta:name="Info 2"/>
    <meta:user-defined meta:name="Info 3"/>
    <meta:user-defined meta:name="Info 4"/>
    <meta:template xlink:type="simple" xlink:actuate="onRequest" xlink:title="Standard Resume" xlink:href="/usr/lib/openoffice/share/template/en-US/forms/resume.ott" meta:date="2007-10-14T21:29:23"/>
  </office:meta>
</office:document-meta>
</file>